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028" calcext:value-type="float">
            <text:p>74.6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7504" calcext:value-type="float">
            <text:p>74.5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8424" calcext:value-type="float">
            <text:p>74.2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0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904</text:p>
          </table:table-cell>
          <table:table-cell office:value-type="string" calcext:value-type="string">
            <text:p>TWDB:1045904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